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b0d5b" officeooo:paragraph-rsid="000b0d5b"/>
    </style:style>
    <style:style style:name="P2" style:family="paragraph" style:parent-style-name="Standard">
      <style:text-properties fo:font-weight="bold" officeooo:rsid="000b0d5b" officeooo:paragraph-rsid="000b0d5b" style:font-weight-asian="bold" style:font-weight-complex="bold"/>
    </style:style>
    <style:style style:name="P3" style:family="paragraph" style:parent-style-name="Standard">
      <style:text-properties fo:font-weight="bold" officeooo:rsid="00184863" officeooo:paragraph-rsid="00184863" style:font-weight-asian="bold" style:font-weight-complex="bold"/>
    </style:style>
    <style:style style:name="P4" style:family="paragraph" style:parent-style-name="Standard">
      <style:text-properties style:text-underline-style="none" officeooo:rsid="000feb0c" officeooo:paragraph-rsid="000feb0c"/>
    </style:style>
    <style:style style:name="P5" style:family="paragraph" style:parent-style-name="Standard">
      <style:text-properties style:text-underline-style="none" fo:font-weight="bold" officeooo:rsid="000ffbfb" officeooo:paragraph-rsid="000ffbfb" style:font-weight-asian="bold" style:font-weight-complex="bold"/>
    </style:style>
    <style:style style:name="P6" style:family="paragraph" style:parent-style-name="Standard">
      <style:text-properties style:text-underline-style="none" fo:font-weight="bold" officeooo:rsid="0016cf59" officeooo:paragraph-rsid="0016cf59" style:font-weight-asian="bold" style:font-weight-complex="bold"/>
    </style:style>
    <style:style style:name="P7" style:family="paragraph" style:parent-style-name="Standard">
      <style:text-properties style:text-underline-style="none" fo:font-weight="normal" officeooo:rsid="0016a915" officeooo:paragraph-rsid="0016a915" style:font-weight-asian="normal" style:font-weight-complex="normal"/>
    </style:style>
    <style:style style:name="P8" style:family="paragraph" style:parent-style-name="Standard">
      <style:text-properties officeooo:paragraph-rsid="0016cf59"/>
    </style:style>
    <style:style style:name="P9" style:family="paragraph" style:parent-style-name="Standard" style:list-style-name="L1">
      <style:text-properties officeooo:rsid="000b0d5b" officeooo:paragraph-rsid="000b0d5b"/>
    </style:style>
    <style:style style:name="P10" style:family="paragraph" style:parent-style-name="Standard" style:list-style-name="L2">
      <style:text-properties officeooo:rsid="000b0d5b" officeooo:paragraph-rsid="000b0d5b"/>
    </style:style>
    <style:style style:name="P11" style:family="paragraph" style:parent-style-name="Standard" style:list-style-name="L3">
      <style:text-properties officeooo:rsid="000b0d5b" officeooo:paragraph-rsid="000b0d5b"/>
    </style:style>
    <style:style style:name="P12" style:family="paragraph" style:parent-style-name="Standard" style:list-style-name="L3">
      <style:text-properties officeooo:rsid="000d0ee5" officeooo:paragraph-rsid="000d0ee5"/>
    </style:style>
    <style:style style:name="P13" style:family="paragraph" style:parent-style-name="Standard" style:list-style-name="L3">
      <style:text-properties officeooo:rsid="000feb0c" officeooo:paragraph-rsid="000feb0c"/>
    </style:style>
    <style:style style:name="P14" style:family="paragraph" style:parent-style-name="Standard" style:list-style-name="L3">
      <style:text-properties officeooo:rsid="0011479f" officeooo:paragraph-rsid="0011479f"/>
    </style:style>
    <style:style style:name="P15" style:family="paragraph" style:parent-style-name="Standard" style:list-style-name="L3">
      <style:paragraph-properties fo:text-align="center" style:justify-single-word="false"/>
      <style:text-properties officeooo:rsid="0011479f" officeooo:paragraph-rsid="0011479f"/>
    </style:style>
    <style:style style:name="P16" style:family="paragraph" style:parent-style-name="Standard" style:list-style-name="L3">
      <style:text-properties officeooo:rsid="0011a748" officeooo:paragraph-rsid="0011a748"/>
    </style:style>
    <style:style style:name="P17" style:family="paragraph" style:parent-style-name="Standard" style:list-style-name="L3">
      <style:text-properties officeooo:rsid="0013764e" officeooo:paragraph-rsid="0013764e"/>
    </style:style>
    <style:style style:name="P18" style:family="paragraph" style:parent-style-name="Standard" style:list-style-name="L3">
      <style:text-properties officeooo:rsid="0013d460" officeooo:paragraph-rsid="0013d460"/>
    </style:style>
    <style:style style:name="P19" style:family="paragraph" style:parent-style-name="Standard" style:list-style-name="L3">
      <style:text-properties officeooo:rsid="0014bce8" officeooo:paragraph-rsid="0014bce8"/>
    </style:style>
    <style:style style:name="P20" style:family="paragraph" style:parent-style-name="Standard" style:list-style-name="L4">
      <style:text-properties style:text-underline-style="none" fo:font-weight="normal" officeooo:rsid="00150b72" officeooo:paragraph-rsid="00150b72" style:font-weight-asian="normal" style:font-weight-complex="normal"/>
    </style:style>
    <style:style style:name="P21" style:family="paragraph" style:parent-style-name="Standard" style:list-style-name="L4">
      <style:text-properties style:text-underline-style="none" fo:font-weight="normal" officeooo:rsid="0016a915" officeooo:paragraph-rsid="0016a915" style:font-weight-asian="normal" style:font-weight-complex="normal"/>
    </style:style>
    <style:style style:name="P22" style:family="paragraph" style:parent-style-name="Standard" style:list-style-name="L5">
      <style:text-properties officeooo:paragraph-rsid="0016cf59"/>
    </style:style>
    <style:style style:name="P23" style:family="paragraph" style:parent-style-name="Standard" style:list-style-name="L6">
      <style:text-properties fo:font-weight="normal" officeooo:rsid="00184863" officeooo:paragraph-rsid="00184863" style:font-weight-asian="normal" style:font-weight-complex="normal"/>
    </style:style>
    <style:style style:name="P24" style:family="paragraph" style:parent-style-name="Standard" style:list-style-name="L6">
      <style:text-properties fo:font-weight="normal" officeooo:rsid="0019c0ad" officeooo:paragraph-rsid="0019c0ad" style:font-weight-asian="normal" style:font-weight-complex="normal"/>
    </style:style>
    <style:style style:name="P25" style:family="paragraph" style:parent-style-name="Standard" style:list-style-name="L6">
      <style:text-properties fo:font-weight="normal" officeooo:rsid="0019e109" officeooo:paragraph-rsid="0019e109" style:font-weight-asian="normal" style:font-weight-complex="normal"/>
    </style:style>
    <style:style style:name="P26" style:family="paragraph" style:parent-style-name="Standard" style:list-style-name="L6">
      <style:text-properties fo:font-weight="normal" officeooo:rsid="001b929f" officeooo:paragraph-rsid="001b929f" style:font-weight-asian="normal" style:font-weight-complex="normal"/>
    </style:style>
    <style:style style:name="P27" style:family="paragraph" style:parent-style-name="Standard" style:list-style-name="L6">
      <style:text-properties fo:font-weight="normal" officeooo:rsid="001c104b" officeooo:paragraph-rsid="001c104b" style:font-weight-asian="normal" style:font-weight-complex="normal"/>
    </style:style>
    <style:style style:name="P28" style:family="paragraph" style:parent-style-name="Standard" style:list-style-name="L6">
      <style:text-properties fo:font-weight="normal" officeooo:rsid="001c91b7" officeooo:paragraph-rsid="001c91b7" style:font-weight-asian="normal" style:font-weight-complex="normal"/>
    </style:style>
    <style:style style:name="T1" style:family="text">
      <style:text-properties officeooo:rsid="000feb0c"/>
    </style:style>
    <style:style style:name="T2" style:family="text">
      <style:text-properties officeooo:rsid="000ffedf"/>
    </style:style>
    <style:style style:name="T3" style:family="text">
      <style:text-properties officeooo:rsid="0011a748"/>
    </style:style>
    <style:style style:name="T4" style:family="text">
      <style:text-properties officeooo:rsid="0016a915"/>
    </style:style>
    <style:style style:name="T5" style:family="text">
      <style:text-properties officeooo:rsid="0016cf59"/>
    </style:style>
    <style:style style:name="T6" style:family="text">
      <style:text-properties style:text-underline-style="none"/>
    </style:style>
    <style:style style:name="T7" style:family="text">
      <style:text-properties style:text-underline-style="none" fo:font-weight="normal" officeooo:rsid="0016cf59" style:font-weight-asian="normal" style:font-weight-complex="normal"/>
    </style:style>
    <style:style style:name="T8" style:family="text">
      <style:text-properties officeooo:rsid="001b929f"/>
    </style:style>
    <style:style style:name="T9" style:family="text">
      <style:text-properties style:text-underline-style="solid" style:text-underline-width="auto" style:text-underline-color="font-color"/>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9</text:span>/07/2018</text:p>
      <text:p text:style-name="P1"/>
      <text:list xml:id="list8164581522145757649" text:style-name="L1">
        <text:list-item>
          <text:p text:style-name="P9">Se crea un .txt con una leve descripción del avance de la tarea dada llamado "Bitácora", con el fin de que más adelante (A la hora de realizar el informe final) sea más fácil recordad el por qué de cada decisión tomada.</text:p>
        </text:list-item>
        <text:list-item>
          <text:p text:style-name="P9">Se inicia la creaciónd de la tarea 1 (Algoritmo de ordenamiento).</text:p>
        </text:list-item>
        <text:list-item>
          <text:p text:style-name="P9">Para que el código sea más legible se realizarán comentarios detallados de cada acción a realizar.</text:p>
        </text:list-item>
        <text:list-item>
          <text:p text:style-name="P9">Preferí realizar un método que se encargue de imprimir en pantalla el arreglo para añadir más simplicidad al código.</text:p>
        </text:list-item>
        <text:list-item>
          <text:p text:style-name="P9">Se decidió empezar con el método de arreglo qsort, ya que es el que está implementado dentro de la librería de C++11.</text:p>
        </text:list-item>
        <text:list-item>
          <text:p text:style-name="P9">Se realizó una documentación previa por internet para ver cómo es su uso (http://www.cplusplus.com/reference/cstdlib/qsort/). Dado que la función requiere un método de comparación manual entre números, se realizó el método "comp".</text:p>
        </text:list-item>
      </text:list>
      <text:p text:style-name="P1"/>
      <text:p text:style-name="P2"><text:span text:style-name="T1">20</text:span>/07/2018</text:p>
      <text:p text:style-name="P1"/>
      <text:list xml:id="list8963222308577496236" text:style-name="L2">
        <text:list-item>
          <text:p text:style-name="P10">Para la implementación del siguiente método se decidió el heapSort ya que se poseen códigos realizados en clase (Para ser más específico, de la clase número 9 sobre métodos de ordenamiento), además de que no se pide ningún añadido extra.</text:p>
        </text:list-item>
        <text:list-item>
          <text:p text:style-name="P10">Existe un error en el código implementado del heapSort el cual da problemas con n &gt;= 15, además que el término A[0] = 0 en todos los casos dados.</text:p>
        </text:list-item>
        <text:list-item>
          <text:p text:style-name="P10">Se realizará el código de manera independiente para testearlo en profundidad y luego será implementado en el Main de la tarea.</text:p>
        </text:list-item>
      </text:list>
      <text:list xml:id="list6054044187339783009" text:style-name="L3">
        <text:list-item>
          <text:p text:style-name="P11">Se pasa a .odt la bitacora con el fin de que sea más ordenado y legible (Más que nada para fines estéticos).</text:p>
        </text:list-item>
        <text:list-item>
          <text:p text:style-name="P12">Se cambió el texo de las fechas a negrita para que sea más legible.</text:p>
        </text:list-item>
        <text:list-item>
          <text:p text:style-name="P13">Se crea el archivo re<text:span text:style-name="T2">a</text:span>dme con una explicación del algoritmo del ejercicio 1, además de como se debe ejecutar.</text:p>
        </text:list-item>
        <text:list-item>
          <text:p text:style-name="P14">Se investiga sobre BucketSort, pero se generan más dudas al respecto. Algunos proponen crear un arreglo con punteros e insertarlos mediante una fórmula en este mismo (Al estilo Hashing), para luego ordenarlos en cada A[i] y luego juntarlos para agregarlos al Array final<text:line-break/>Otros hablan de crear un arreglo con la cantidad de elementos que tenga el Array original y luego crear una cantidad de Arrays suficientes para insertarlos mediante intervalos. A lo que va la duda sobre ¿Cómo crear suficientes arrays si no sé en cuántas partes se va a dividir?<text:line-break/><text:a xlink:type="simple" xlink:href="https://www.geeksforgeeks.org/bucket-sort-2/" text:style-name="Internet_20_link" text:visited-style-name="Visited_20_Internet_20_Link">https://www.geeksforgeeks.org/bucket-sort-2/</text:a>, <text:a xlink:type="simple" xlink:href="https://www.cs.usfca.edu/~galles/visualization/BucketSort.html" text:style-name="Internet_20_link" text:visited-style-name="Visited_20_Internet_20_Link">https://www.cs.usfca.edu/~galles/visualization/BucketSort.html</text:a>,</text:p>
          <text:p text:style-name="P14"><text:a xlink:type="simple" xlink:href="https://www.youtube.com/watch?v=aNk-U9Suh-Y" text:style-name="Internet_20_link" text:visited-style-name="Visited_20_Internet_20_Link">https://www.youtube.com/watch?v=aNk-U9Suh-Y</text:a>, <text:a xlink:type="simple" xlink:href="https://es.slideshare.net/shimulsakhawat/bucket-sort" text:style-name="Internet_20_link" text:visited-style-name="Visited_20_Internet_20_Link">https://es.slideshare.net/shimulsakhawat/bucket-sort</text:a></text:p>
        </text:list-item>
        <text:list-item>
          <text:p text:style-name="P14">Se llegó a la conclusión que lo mejor es realizar un Array para el Bucket (B[n]), con n = largo del Array original <text:span text:style-name="T3">y a este aplicarle una formula para ir agregando los números. Dado que el número máximo aleatorio posible es 500 y la cantidad mínima del tamaño del arreglo es 1, se decidió por implemetar una esta formula:</text:span></text:p>
          <text:p text:style-name="P15"><draw:frame draw:style-name="fr1" draw:name="Objeto1" text:anchor-type="as-char" svg:width="1.409cm" svg:height="1.011cm" draw:z-index="0"><draw:object xlink:href="./Object 1" xlink:type="simple" xlink:show="embed" xlink:actuate="onLoad"/><draw:image xlink:href="./ObjectReplacements/Object 1" xlink:type="simple" xlink:show="embed" xlink:actuate="onLoad"/></draw:frame></text:p>
        </text:list-item>
        <text:list-item>
          <text:p text:style-name="P16">Luego de ir viendo distintas fuentes y probando fórmulas, se llegó a la conclusión de que la <text:soft-page-break/>forma más óptima es dividir por 1000 en vez de por 100, ya que en caso de que A[i] &lt; 10, simplemente se almacenará en B[0]</text:p>
        </text:list-item>
        <text:list-item>
          <text:p text:style-name="P17">Luego de muchas pruebas, para n &gt; 10 el programa se crasheaba mostrando pocos valores en pantalla, por lo que se optó a volver a utilizar 100 como denominador.</text:p>
        </text:list-item>
        <text:list-item>
          <text:p text:style-name="P18">Se finalizó la creación del método de ordenamiento bucketSort().</text:p>
        </text:list-item>
        <text:list-item>
          <text:p text:style-name="P19">Se descubrió un bug en qsort() (El método proporcionado por C++11), al utlizar un n &gt; 5 el Array se crashea y tira números sobre el rango. Además al utilizar números muy grandes por alguna extraña razón altera los valores del Array utilzado para el bucketSort().</text:p>
          <text:p text:style-name="P19">Entre más grande sea "n", los valores de qsort tienden a ser 0, mientras que los valroes de bucketSort se disparan con valores extremadamente grandes.</text:p>
        </text:list-item>
      </text:list>
      <text:p text:style-name="P4"/>
      <text:p text:style-name="P5">21/07/2018</text:p>
      <text:p text:style-name="P5"/>
      <text:list xml:id="list426477843250547876" text:style-name="L4">
        <text:list-item>
          <text:p text:style-name="P20">Pensándolo bien, parece que el error en heapSort() <text:s/>pudo haber sido producto de qsort(). <text:span text:style-name="T4">Por desgracia, el método heapSort() ya fue removido.</text:span></text:p>
        </text:list-item>
        <text:list-item>
          <text:p text:style-name="P21">Se hacen arreglos menores en los comentarios y en el código para que sea más legible.</text:p>
        </text:list-item>
      </text:list>
      <text:p text:style-name="P7"/>
      <text:p text:style-name="P6">24/07/2018</text:p>
      <text:p text:style-name="P6"/>
      <text:list xml:id="list1361493368878729688" text:style-name="L5">
        <text:list-item>
          <text:p text:style-name="P22"><text:span text:style-name="T7">Se conversa con el profesor sobre el error producido con qsort() y se encuentra la solución. La función pedía un parámetro </text:span>sizeof(int), <text:span text:style-name="T5">mientras que en el algoritmo yo estaba agregando el tamaño del arreglo como int.</text:span></text:p>
        </text:list-item>
      </text:list>
      <text:p text:style-name="P8"/>
      <text:p text:style-name="P3">25/07/2018</text:p>
      <text:p text:style-name="P3"/>
      <text:list xml:id="list2527548348393955048" text:style-name="L6">
        <text:list-item>
          <text:p text:style-name="P23">Se crea el archivo Makefile.</text:p>
        </text:list-item>
        <text:list-item>
          <text:p text:style-name="P23">Se cambia el nombre de node.h a BucketSort.h para que sea más fácil ubicarse en el código.</text:p>
        </text:list-item>
        <text:list-item>
          <text:p text:style-name="P23">Se mueve parte del código de bucketSort() a BucketSort.h con el fin de que el código sea más legible. Específicamente se cambio la parte de recorrer el arreglo con listas enlazadas, en su defecto se creó el método orderInArray().</text:p>
        </text:list-item>
        <text:list-item>
          <text:p text:style-name="P24">No se logra crear una método de tipo Quicksoft ni de HeapSort. Se dejará para más adelante.</text:p>
        </text:list-item>
        <text:list-item>
          <text:p text:style-name="P24">Se inicia la creación de la Tarea II.</text:p>
        </text:list-item>
        <text:list-item>
          <text:p text:style-name="P25">Se crea la tabla de hash llamada "Hash.h" <text:span text:style-name="T8">con una key simple de manera temporal.</text:span></text:p>
        </text:list-item>
        <text:list-item>
          <text:p text:style-name="P26">Se crea el arreglo ordenado en un archivo externo llamado "QuickSort.h".</text:p>
        </text:list-item>
        <text:list-item>
          <text:p text:style-name="P26">Dado que en la tarea II se pide solo un arreglo ordenado (Que esté lleno con números aleatoreos) se decidió implementar la función qsort() del propio C++ para ordenarlos.</text:p>
        </text:list-item>
        <text:list-item>
          <text:p text:style-name="P27">Mejoras en los comentarios del código. Se crean tres apartados para que sean más legible los métodos; estos son "Recibe", "Entrega" y "Explicación".</text:p>
        </text:list-item>
        <text:list-item>
          <text:p text:style-name="P28">Se crea el Makefile y el readme para el ejercicio II<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M41S</meta:editing-duration>
    <meta:editing-cycles>21</meta:editing-cycles>
    <meta:generator>LibreOffice/5.1.6.2$Linux_X86_64 LibreOffice_project/10m0$Build-2</meta:generator>
    <dc:date>2018-07-27T01:51:25.050512339</dc:date>
    <meta:document-statistic meta:table-count="0" meta:image-count="0" meta:object-count="1" meta:page-count="2" meta:paragraph-count="39" meta:word-count="882" meta:character-count="5087" meta:non-whitespace-character-count="4276"/>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row>
        <mi>n</mi>
        <mo stretchy="false">⋅</mo>
        <mrow>
          <mi>A</mi>
          <mrow>
            <mo fence="true" stretchy="false">[</mo>
            <mrow>
              <mi>i</mi>
            </mrow>
            <mo fence="true" stretchy="false">]</mo>
          </mrow>
        </mrow>
      </mrow>
      <mn>100</mn>
    </mfrac>
    <annotation encoding="StarMath 5.0">n cdot {A[i]} over 100</annotation>
  </semantics>
</math>
</file>